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66aa" officeooo:paragraph-rsid="001d66aa"/>
    </style:style>
    <style:style style:name="P2" style:family="paragraph" style:parent-style-name="Standard">
      <style:text-properties officeooo:paragraph-rsid="001d66aa"/>
    </style:style>
    <style:style style:name="P3" style:family="paragraph" style:parent-style-name="Standard">
      <style:text-properties officeooo:paragraph-rsid="001d6cd0"/>
    </style:style>
    <style:style style:name="T1" style:family="text">
      <style:text-properties officeooo:rsid="001d66aa"/>
    </style:style>
    <style:style style:name="T2" style:family="text">
      <style:text-properties officeooo:rsid="001d6c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car el periemetro de un cuadrado</text:p>
      <text:p text:style-name="P1"/>
      <text:p text:style-name="P1">1.- Inicio</text:p>
      <text:p text:style-name="P2"><text:span text:style-name="T1">2.- Declarar ( Lado, Perimetro_cuadrado)</text:span></text:p>
      <text:p text:style-name="P3"><text:span text:style-name="T1">3.- Asignar valor al Lado</text:span></text:p>
      <text:p text:style-name="P3"><text:span text:style-name="T2">4.- Perimetro_cuadrado= lado + lado + lado + lado</text:span></text:p>
      <text:p text:style-name="P2"><text:span text:style-name="T1">5.- Mostrar ( Periemetro_cuadrado)</text:span></text:p>
      <text:p text:style-name="P2"><text:span text:style-name="T1">6.- Fin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10:01:50.177000000</meta:creation-date>
    <dc:date>2022-03-10T10:15:24.912000000</dc:date>
    <meta:editing-duration>PT3M24S</meta:editing-duration>
    <meta:editing-cycles>1</meta:editing-cycles>
    <meta:document-statistic meta:table-count="0" meta:image-count="0" meta:object-count="0" meta:page-count="1" meta:paragraph-count="7" meta:word-count="33" meta:character-count="200" meta:non-whitespace-character-count="173"/>
    <meta:generator>LibreOffice/6.2.0.3$Windows_X86_64 LibreOffice_project/98c6a8a1c6c7b144ce3cc729e34964b47ce25d62</meta:generator>
  </office:meta>
</office:document-meta>
</file>